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0pt" style:font-size-asian="10pt" style:font-size-complex="10pt"/>
    </style:style>
    <style:style style:name="P2" style:family="paragraph" style:parent-style-name="Standard">
      <style:text-properties style:font-name="Abyssinica SIL" fo:font-size="10pt" officeooo:paragraph-rsid="0006556f" style:font-size-asian="10pt" style:font-size-complex="10pt"/>
    </style:style>
    <style:style style:name="P3" style:family="paragraph" style:parent-style-name="Standard">
      <style:text-properties style:font-name="Abyssinica SIL" fo:font-size="10pt" officeooo:paragraph-rsid="00042c66" fo:background-color="#ffff00" style:font-size-asian="10pt" style:font-size-complex="10pt"/>
    </style:style>
    <style:style style:name="P4" style:family="paragraph" style:parent-style-name="Text_20_body">
      <style:text-properties fo:font-variant="normal" fo:text-transform="none" style:use-window-font-color="true" style:font-name="Abyssinica SIL" fo:font-size="10pt" fo:letter-spacing="normal" fo:font-style="normal" fo:font-weight="normal" officeooo:paragraph-rsid="0006556f" fo:background-color="#eeeeee" style:font-size-asian="10pt" style:font-weight-asian="normal" style:font-size-complex="10pt" style:font-weight-complex="normal" loext:padding="0cm" loext:border="none"/>
    </style:style>
    <style:style style:name="P5" style:family="paragraph" style:parent-style-name="Standard">
      <style:text-properties style:font-name="Abyssinica SIL" fo:font-size="10pt" style:font-size-asian="10pt" style:font-size-complex="10pt"/>
    </style:style>
    <style:style style:name="T1" style:family="text">
      <style:text-properties officeooo:rsid="0003fb85"/>
    </style:style>
    <style:style style:name="T2" style:family="text">
      <style:text-properties officeooo:rsid="00078e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Data selection is:</text:p>
      <text:p text:style-name="P1">A. The actual discovery phase of a knowledge discovery process</text:p>
      <text:p text:style-name="P1">B. The stage of selecting the right data for a KDD process</text:p>
      <text:p text:style-name="P1">C. A subject-oriented integrated time variant non-volatile collection of data in support of management</text:p>
      <text:p text:style-name="P1">D. None of these</text:p>
      <text:p text:style-name="P1">Answer: B</text:p>
      <text:p text:style-name="P1"/>
      <text:p text:style-name="P1"><text:span text:style-name="T1">2</text:span>Discovery is: </text:p>
      <text:p text:style-name="P1">A. It is hidden within a database and can only be recovered if one is given certain clues (an example IS encrypted information).</text:p>
      <text:p text:style-name="P1">B. The process of executing implicit previously unknown and potentially useful information from data</text:p>
      <text:p text:style-name="P1">C. An extremely complex molecule that occurs in human chromosomes and that carries genetic information in the form of genes.</text:p>
      <text:p text:style-name="P1">D. None of these</text:p>
      <text:p text:style-name="P1">Answer: B</text:p>
      <text:p text:style-name="P1"/>
      <text:p text:style-name="P1"/>
      <text:p text:style-name="P1"><text:span text:style-name="T1">3</text:span>Data mining is: </text:p>
      <text:p text:style-name="P1">A. The actual discovery phase of a knowledge discovery process</text:p>
      <text:p text:style-name="P1">B. The stage of selecting the right data for a KDD process</text:p>
      <text:p text:style-name="P1">C. A subject-oriented integrated time variant non-volatile collection of data in support of management</text:p>
      <text:p text:style-name="P1">D. None of these</text:p>
      <text:p text:style-name="P1">Answer: A</text:p>
      <text:p text:style-name="P1"/>
      <text:p text:style-name="P1"><text:span text:style-name="T1">4</text:span>Knowledge engineering is: </text:p>
      <text:p text:style-name="P1">A. The process of finding the right formal representation of a certain body of knowledge in order to represent it in a knowledge-based system</text:p>
      <text:p text:style-name="P1">B. It automatically maps an external signal space into a system's internal representational space. They are useful in the performance of classification tasks.</text:p>
      <text:p text:style-name="P1">C. A process where an individual learns how to carry out a certain task when making a transition from a situation in which the task cannot be carried out to a situation in which the same task under the same circumstances can be carried out.</text:p>
      <text:p text:style-name="P1">D. None of these</text:p>
      <text:p text:style-name="P1">Answer: A</text:p>
      <text:p text:style-name="P1"/>
      <text:p text:style-name="P1"><text:span text:style-name="T1">5</text:span>KDD (Knowledge Discovery in Databases) is referred to: </text:p>
      <text:p text:style-name="P1">A. Non-trivial extraction of implicit previously unknown and potentially useful information from data</text:p>
      <text:p text:style-name="P1">B. Set of columns in a database table that can be used to identify each record within this table uniquely.</text:p>
      <text:p text:style-name="P1">C. collection of interesting and useful patterns in a database</text:p>
      <text:p text:style-name="P1">D. none of these</text:p>
      <text:p text:style-name="P1"/>
      <text:p text:style-name="P1"><text:span text:style-name="T1">6</text:span>Knowledge is referred to:</text:p>
      <text:p text:style-name="P1">A. Non-trivial extraction of implicit previously unknown and potentially useful information from data</text:p>
      <text:p text:style-name="P1">B. Set of columns in a database table that can be used to identify each record within this table uniquely</text:p>
      <text:p text:style-name="P1">C. collection of interesting and useful patterns in a database</text:p>
      <text:p text:style-name="P1">D. none of these</text:p>
      <text:p text:style-name="P1">Answer: C</text:p>
      <text:p text:style-name="P1"/>
      <text:p text:style-name="P1"><text:span text:style-name="T1">7</text:span>Operational database is:</text:p>
      <text:p text:style-name="P1">A. A measure of the desired maximal complexity of data mining algorithms</text:p>
      <text:p text:style-name="P1">B. A database containing volatile data used for the daily operation of an organization</text:p>
      <text:p text:style-name="P1">C. Relational database management system</text:p>
      <text:p text:style-name="P1"><text:soft-page-break/>D. None of these</text:p>
      <text:p text:style-name="P1">Answer: B</text:p>
      <text:p text:style-name="P1"/>
      <text:p text:style-name="P1"><text:span text:style-name="T1">8</text:span>Which of the following is not a data mining functionality?</text:p>
      <text:p text:style-name="P1">A. Characterization and Discrimination</text:p>
      <text:p text:style-name="P1">B. Classification and regression</text:p>
      <text:p text:style-name="P1">C. Selection and interpretation</text:p>
      <text:p text:style-name="P1">D. Clustering and Analysis</text:p>
      <text:p text:style-name="P1">Answer: C</text:p>
      <text:p text:style-name="P1"/>
      <text:p text:style-name="P1"><text:span text:style-name="T1">9</text:span>The various aspects of data mining methodologies is/are ......</text:p>
      <text:p text:style-name="P1">i. Mining various and new kinds of knowledge</text:p>
      <text:p text:style-name="P1">ii. Mining knowledge in multidimensional space</text:p>
      <text:p text:style-name="P1">iii. Pattern evaluation and pattern or constraint-guided mining.</text:p>
      <text:p text:style-name="P1">iv) Handling uncertainty, noise, or incompleteness of data</text:p>
      <text:p text:style-name="P1"/>
      <text:p text:style-name="P1"/>
      <text:p text:style-name="P3"/>
      <text:p text:style-name="P1"><text:span text:style-name="T1">10</text:span>The full form of KDD is ........</text:p>
      <text:p text:style-name="P1">A. Knowledge Database</text:p>
      <text:p text:style-name="P1">B. Knowledge Discovery Database</text:p>
      <text:p text:style-name="P1">C. Knowledge Data House</text:p>
      <text:p text:style-name="P1">D. Knowledge Data Definition</text:p>
      <text:p text:style-name="P1">Answer: B</text:p>
      <text:p text:style-name="P1"/>
      <text:p text:style-name="P1"><text:span text:style-name="T1">11</text:span>The output of KDD is ..........</text:p>
      <text:p text:style-name="P1">A. Data</text:p>
      <text:p text:style-name="P1">B. Information</text:p>
      <text:p text:style-name="P1">C. Query</text:p>
      <text:p text:style-name="P1">D. Useful information/Knowledge</text:p>
      <text:p text:style-name="P1">Answer: D</text:p>
      <text:p text:style-name="P1"/>
      <text:p text:style-name="P1"><text:span text:style-name="T1">12</text:span>The process of removing the deficiencies and loopholes in the data is called as</text:p>
      <text:p text:style-name="P1">A. Aggregation of data</text:p>
      <text:p text:style-name="P1">B. Extracting of data</text:p>
      <text:p text:style-name="P1">C. Cleaning up of data.</text:p>
      <text:p text:style-name="P1">D. Loading of data</text:p>
      <text:p text:style-name="P1">Answer: C</text:p>
      <text:p text:style-name="P1"/>
      <text:p text:style-name="P1"><text:span text:style-name="T1">13</text:span>Which of the following process includes data cleaning, data integration, data selection, data transformation, data mining, pattern evolution and knowledge presentation?</text:p>
      <text:p text:style-name="P1">A. KDD process</text:p>
      <text:p text:style-name="P1">B. ETL process</text:p>
      <text:p text:style-name="P1">C. KTL process</text:p>
      <text:p text:style-name="P1">D. MDX process</text:p>
      <text:p text:style-name="P1">Answer: A</text:p>
      <text:p text:style-name="P1"/>
      <text:p text:style-name="P1"><text:span text:style-name="T1">14</text:span>Data mining application domains are</text:p>
      <text:p text:style-name="P1">A. Biomedical </text:p>
      <text:p text:style-name="P1">B. DNA data analysis</text:p>
      <text:p text:style-name="P1">C. Financial data analysis</text:p>
      <text:p text:style-name="P1">D. Retail industry and telecommunication industry</text:p>
      <text:p text:style-name="P1">E. All (a), (b), (c) and (d) above.</text:p>
      <text:p text:style-name="P1">Answer: E</text:p>
      <text:p text:style-name="P1"><text:soft-page-break/></text:p>
      <text:p text:style-name="P1"><text:span text:style-name="T1">15</text:span>Which of the following is/are the Data mining tasks?</text:p>
      <text:p text:style-name="P1">A. Regression</text:p>
      <text:p text:style-name="P1">B. Classification</text:p>
      <text:p text:style-name="P1">C. Clustering</text:p>
      <text:p text:style-name="P1">D. inference of <text:s/>associative rules</text:p>
      <text:p text:style-name="P1">E. All (a), (b), (c) and (d) above.</text:p>
      <text:p text:style-name="P1">Answer: E</text:p>
      <text:p text:style-name="P1"/>
      <text:p text:style-name="P1"><text:span text:style-name="T1">16</text:span>Which of the following is not an ETL tool?</text:p>
      <text:p text:style-name="P1">A. <text:s/>Informatica</text:p>
      <text:p text:style-name="P1">B. <text:s/>Oracle warehouse builder</text:p>
      <text:p text:style-name="P1">C. <text:s/>Datastage</text:p>
      <text:p text:style-name="P1">D. <text:s/>Visual studio</text:p>
      <text:p text:style-name="P1">Answer: D</text:p>
      <text:p text:style-name="P1"/>
      <text:p text:style-name="P1"><text:span text:style-name="T1">17</text:span>______ is not a data mining functionality?</text:p>
      <text:p text:style-name="P1">A. Clustering and Analysis</text:p>
      <text:p text:style-name="P1">B. Selection and interpretation</text:p>
      <text:p text:style-name="P1">C. Classification and regression</text:p>
      <text:p text:style-name="P1">D. Characterization and Discrimination</text:p>
      <text:p text:style-name="P1">ANSWER: B</text:p>
      <text:p text:style-name="P1"/>
      <text:p text:style-name="P1"><text:span text:style-name="T1">18</text:span>To remove noise and inconsistent data ____ is needed.</text:p>
      <text:p text:style-name="P1"/>
      <text:p text:style-name="P1">(A)</text:p>
      <text:p text:style-name="P1">Data Cleaning</text:p>
      <text:p text:style-name="P1"/>
      <text:p text:style-name="P1">(B)</text:p>
      <text:p text:style-name="P1">Data Transformation</text:p>
      <text:p text:style-name="P1"/>
      <text:p text:style-name="P1">(C)</text:p>
      <text:p text:style-name="P1">Data Reduction</text:p>
      <text:p text:style-name="P1"/>
      <text:p text:style-name="P1">(D)</text:p>
      <text:p text:style-name="P1">Data Integration</text:p>
      <text:p text:style-name="P1">Answer:A</text:p>
      <text:p text:style-name="P1"/>
      <text:p text:style-name="P1"><text:span text:style-name="T1">19</text:span>Multiple data sources may be combined is called as _____</text:p>
      <text:p text:style-name="P1"/>
      <text:p text:style-name="P1">(A)</text:p>
      <text:p text:style-name="P1">Data Reduction</text:p>
      <text:p text:style-name="P1"/>
      <text:p text:style-name="P1">(B)</text:p>
      <text:p text:style-name="P1">Data Cleaning</text:p>
      <text:p text:style-name="P1"/>
      <text:p text:style-name="P1">(C)</text:p>
      <text:p text:style-name="P1">Data Integration</text:p>
      <text:p text:style-name="P1"/>
      <text:p text:style-name="P1">(D)</text:p>
      <text:p text:style-name="P1">Data Transformation</text:p>
      <text:p text:style-name="P1">Answer:C</text:p>
      <text:p text:style-name="P1"/>
      <text:p text:style-name="P1"><text:span text:style-name="T1">20</text:span>What is the use of data cleaning?</text:p>
      <text:p text:style-name="P1"><text:soft-page-break/></text:p>
      <text:p text:style-name="P1">A. to remove the noisy data</text:p>
      <text:p text:style-name="P1">B. correct the inconsistencies in data</text:p>
      <text:p text:style-name="P1">C. transformations to correct the wrong data.</text:p>
      <text:p text:style-name="P1">D. All of the above</text:p>
      <text:p text:style-name="P1">Answer:D</text:p>
      <text:p text:style-name="P1"/>
      <text:p text:style-name="P1"><text:span text:style-name="T1">21</text:span>Data set {brown, black, blue, green , red} is example of Select one: </text:p>
      <text:p text:style-name="P1">A. Continuous attribute </text:p>
      <text:p text:style-name="P1">B. Ordinal attribute </text:p>
      <text:p text:style-name="P1">C. Numeric attribute </text:p>
      <text:p text:style-name="P1">D. Nominal attribute</text:p>
      <text:p text:style-name="P1"/>
      <text:p text:style-name="P1">Answer:D</text:p>
      <text:p text:style-name="P1"/>
      <text:p text:style-name="P1"><text:span text:style-name="T1">22</text:span>Binary attribute are</text:p>
      <text:p text:style-name="P1"/>
      <text:p text:style-name="P1">A.<text:tab/></text:p>
      <text:p text:style-name="P1">This takes only two values. In general, these values will be 0 and 1 and .they can be coded as one bit</text:p>
      <text:p text:style-name="P1"/>
      <text:p text:style-name="P1">B.<text:tab/></text:p>
      <text:p text:style-name="P1">The natural environment of a certain species</text:p>
      <text:p text:style-name="P1"/>
      <text:p text:style-name="P1">C.<text:tab/></text:p>
      <text:p text:style-name="P1">Systems that can be used without knowledge of internal operations</text:p>
      <text:p text:style-name="P1"/>
      <text:p text:style-name="P1">D.<text:tab/></text:p>
      <text:p text:style-name="P1">None of these</text:p>
      <text:p text:style-name="P1">Answer:A</text:p>
      <text:p text:style-name="P1"/>
      <text:p text:style-name="P1"><text:span text:style-name="T1">23</text:span>Euclidean distance measure is</text:p>
      <text:p text:style-name="P1"/>
      <text:p text:style-name="P1">A.<text:tab/></text:p>
      <text:p text:style-name="P1">A stage of the KDD process in which new data is added to the existing selection.</text:p>
      <text:p text:style-name="P1"/>
      <text:p text:style-name="P1">B.<text:tab/></text:p>
      <text:p text:style-name="P1">The process of finding a solution for a problem simply by enumerating all possible solutions according to some pre-defined order and then testing them</text:p>
      <text:p text:style-name="P1"/>
      <text:p text:style-name="P1">C.<text:tab/></text:p>
      <text:p text:style-name="P1">The distance between two points as calculated using the Pythagoras theorem</text:p>
      <text:p text:style-name="P1"/>
      <text:p text:style-name="P1">D.None of These</text:p>
      <text:p text:style-name="P1"/>
      <text:p text:style-name="P1"><text:span text:style-name="T1">24</text:span>If there is a very strong correlation between two variables then the correlation coefficient must be</text:p>
      <text:p text:style-name="P1">a. any value larger than 1</text:p>
      <text:p text:style-name="P1">b. much smaller than 0, if the correlation is negative</text:p>
      <text:p text:style-name="P1">c. much larger than 0, regardless of whether the correlation is negative or positive</text:p>
      <text:p text:style-name="P1">d. None of these alternatives is correct.</text:p>
      <text:p text:style-name="P1"/>
      <text:p text:style-name="P1">Answer:B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4:37:53.083836238</meta:creation-date>
    <dc:date>2021-03-22T11:19:53.788565495</dc:date>
    <meta:editing-duration>PT1H58M1S</meta:editing-duration>
    <meta:editing-cycles>9</meta:editing-cycles>
    <meta:generator>LibreOffice/6.4.4.2$Linux_X86_64 LibreOffice_project/40$Build-2</meta:generator>
    <meta:document-statistic meta:table-count="0" meta:image-count="0" meta:object-count="0" meta:page-count="4" meta:paragraph-count="158" meta:word-count="956" meta:character-count="5773" meta:non-whitespace-character-count="4954"/>
  </office:meta>
</office:document-meta>
</file>